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6666ff" draw:fill="none" draw:textarea-vertical-align="middle"/>
    </style:style>
    <style:style style:name="gr2" style:family="graphic" style:parent-style-name="standard">
      <style:graphic-properties svg:stroke-color="#ff3333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ccffcc" draw:textarea-vertical-align="middle"/>
    </style:style>
    <style:style style:name="gr5" style:family="graphic" style:parent-style-name="standard">
      <style:graphic-properties draw:fill="solid" draw:fill-color="#ffcccc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="solid" draw:fill-color="#99ccff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ff3333" draw:fill="solid" draw:fill-color="#ffffff" draw:textarea-vertical-align="middle"/>
    </style:style>
    <style:style style:name="gr10" style:family="graphic" style:parent-style-name="standard">
      <style:graphic-properties draw:fill="solid" draw:fill-color="#660066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weight-asian="bold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18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3333ff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9.3cm" svg:height="3.6cm" svg:x="2.3cm" svg:y="4.1cm">
          <text:p text:style-name="P1">Frontend (React.js)</text:p>
        </draw:ellipse>
        <draw:ellipse draw:style-name="gr2" draw:text-style-name="P1" draw:layer="layout" svg:width="9.3cm" svg:height="3.6cm" svg:x="16.6cm" svg:y="4cm">
          <text:p text:style-name="P1">Backend (Node.js)</text:p>
        </draw:ellipse>
        <draw:frame draw:style-name="gr3" draw:layer="layout" svg:width="9.148cm" svg:height="8.072cm" svg:x="2.5cm" svg:y="9cm">
          <draw:text-box>
            <text:list text:style-name="L1">
              <text:list-item>
                <text:p><text:span text:style-name="T1">Login - Security</text:span></text:p>
                <text:list>
                  <text:list-item>
                    <text:p>Profile</text:p>
                  </text:list-item>
                </text:list>
              </text:list-item>
              <text:list-item>
                <text:p><text:span text:style-name="T1">Welcome page</text:span></text:p>
                <text:list>
                  <text:list-item>
                    <text:p>Menú</text:p>
                  </text:list-item>
                  <text:list-item>
                    <text:p>Showing user and role</text:p>
                  </text:list-item>
                  <text:list-item>
                    <text:p>Looking for Data</text:p>
                    <text:list>
                      <text:list-item>
                        <text:p>Normal search</text:p>
                      </text:list-item>
                      <text:list-item>
                        <text:p>Advanced search</text:p>
                      </text:list-item>
                      <text:list-item>
                        <text:p>Show data as per role</text:p>
                      </text:list-item>
                    </text:list>
                  </text:list-item>
                </text:list>
              </text:list-item>
              <text:list-item>
                <text:p>Admin page</text:p>
                <text:list>
                  <text:list-item>
                    <text:p>Add/Create/Detele/Update</text:p>
                  </text:list-item>
                </text:list>
              </text:list-item>
            </text:list>
          </draw:text-box>
        </draw:frame>
        <draw:frame draw:style-name="gr3" draw:layer="layout" svg:width="6.567cm" svg:height="3.806cm" svg:x="17.371cm" svg:y="9cm">
          <draw:text-box>
            <text:list text:style-name="L1">
              <text:list-item>
                <text:p><text:span text:style-name="T1">REST API</text:span></text:p>
              </text:list-item>
              <text:list-item>
                <text:p><text:span text:style-name="T1">MySQL DB</text:span></text:p>
              </text:list-item>
              <text:list-item>
                <text:p><text:span text:style-name="T1">Authentication</text:span></text:p>
              </text:list-item>
              <text:list-item>
                <text:p><text:span text:style-name="T1">Endpoint for login</text:span></text:p>
              </text:list-item>
              <text:list-item>
                <text:p><text:span text:style-name="T1">Endpoint for data</text:span></text:p>
              </text:list-item>
            </text:list>
          </draw:text-box>
        </draw:frame>
      </draw:page>
      <draw:page draw:name="page2" draw:style-name="dp1" draw:master-page-name="Default">
        <draw:ellipse draw:style-name="gr1" draw:text-style-name="P2" xml:id="id12" draw:id="id12" draw:layer="layout" svg:width="9.3cm" svg:height="3.6cm" svg:x="8.9cm" svg:y="8.8cm">
          <text:p text:style-name="P2"><text:span text:style-name="T1">Frontend (React.js)</text:span></text:p>
        </draw:ellipse>
        <draw:ellipse draw:style-name="gr4" draw:text-style-name="P1" xml:id="id2" draw:id="id2" draw:layer="layout" svg:width="5.9cm" svg:height="1.7cm" svg:x="10.7cm" svg:y="14.1cm">
          <text:p text:style-name="P1">Bootstrap</text:p>
        </draw:ellipse>
        <draw:ellipse draw:style-name="gr4" draw:text-style-name="P1" xml:id="id9" draw:id="id9" draw:layer="layout" svg:width="5.9cm" svg:height="1.7cm" svg:x="2.4cm" svg:y="6cm">
          <text:p text:style-name="P1">JWT: Login</text:p>
        </draw:ellipse>
        <draw:ellipse draw:style-name="gr5" draw:text-style-name="P3" xml:id="id1" draw:id="id1" draw:layer="layout" svg:width="3.1cm" svg:height="1cm" svg:x="11.5cm" svg:y="17.7cm">
          <text:p text:style-name="P3"><text:span text:style-name="T2">HTML</text:span></text:p>
        </draw:ellipse>
        <draw:ellipse draw:style-name="gr5" draw:text-style-name="P3" xml:id="id3" draw:id="id3" draw:layer="layout" svg:width="3.1cm" svg:height="1cm" svg:x="3.1cm" svg:y="16.7cm">
          <text:p text:style-name="P3"><text:span text:style-name="T2">CSS</text:span></text:p>
        </draw:ellipse>
        <draw:ellipse draw:style-name="gr5" draw:text-style-name="P3" xml:id="id4" draw:id="id4" draw:layer="layout" svg:width="3.1cm" svg:height="1cm" svg:x="7cm" svg:y="17.5cm">
          <text:p text:style-name="P3"><text:span text:style-name="T2">Javascript</text:span></text:p>
        </draw:ellipse>
        <draw:connector draw:style-name="gr6" draw:text-style-name="P1" draw:layer="layout" svg:x1="13.05cm" svg:y1="17.7cm" svg:x2="13.65cm" svg:y2="15.8cm" draw:start-shape="id1" draw:start-glue-point="0" draw:end-shape="id2" draw:end-glue-point="2" svg:d="M13050 17700v-950h600v-950">
          <text:p/>
        </draw:connector>
        <draw:connector draw:style-name="gr6" draw:text-style-name="P1" draw:layer="layout" svg:x1="4.65cm" svg:y1="16.7cm" svg:x2="13.65cm" svg:y2="15.8cm" draw:start-shape="id3" draw:start-glue-point="0" draw:end-shape="id2" draw:end-glue-point="2" svg:d="M4650 16700v-501h3800v102h5200v-501">
          <text:p/>
        </draw:connector>
        <draw:connector draw:style-name="gr6" draw:text-style-name="P1" draw:layer="layout" svg:x1="8.55cm" svg:y1="17.5cm" svg:x2="13.65cm" svg:y2="15.8cm" draw:start-shape="id4" draw:start-glue-point="0" draw:end-shape="id2" draw:end-glue-point="2" svg:d="M8550 17500v-850h5100v-850">
          <text:p/>
        </draw:connector>
        <draw:ellipse draw:style-name="gr7" draw:text-style-name="P3" xml:id="id5" draw:id="id5" draw:layer="layout" svg:width="4.1cm" svg:height="1.2cm" svg:x="15.7cm" svg:y="17.8cm">
          <text:p text:style-name="P3"><text:span text:style-name="T2">React-Bootstrap</text:span></text:p>
        </draw:ellipse>
        <draw:connector draw:style-name="gr6" draw:text-style-name="P1" draw:layer="layout" svg:x1="17.75cm" svg:y1="17.8cm" svg:x2="13.65cm" svg:y2="15.8cm" draw:start-shape="id5" draw:start-glue-point="0" draw:end-shape="id2" draw:end-glue-point="2" svg:d="M17750 17800v-1000h-4100v-1000">
          <text:p/>
        </draw:connector>
        <draw:ellipse draw:style-name="gr4" draw:text-style-name="P1" xml:id="id7" draw:id="id7" draw:layer="layout" svg:width="5.9cm" svg:height="1.7cm" svg:x="18.35cm" svg:y="4.2cm">
          <text:p text:style-name="P1">Data-tables</text:p>
        </draw:ellipse>
        <draw:ellipse draw:style-name="gr5" draw:text-style-name="P3" xml:id="id6" draw:id="id6" draw:layer="layout" svg:width="4.55cm" svg:height="1.3cm" svg:x="16.85cm" svg:y="1.7cm">
          <text:p text:style-name="P3"><text:span text:style-name="T2">Componentes </text:span></text:p>
          <text:p text:style-name="P3"><text:span text:style-name="T2">HTML</text:span></text:p>
        </draw:ellipse>
        <draw:ellipse draw:style-name="gr5" draw:text-style-name="P3" xml:id="id8" draw:id="id8" draw:layer="layout" svg:width="3.1cm" svg:height="1cm" svg:x="23cm" svg:y="2cm">
          <text:p text:style-name="P3"><text:span text:style-name="T2">JSON</text:span></text:p>
        </draw:ellipse>
        <draw:connector draw:style-name="gr6" draw:text-style-name="P1" draw:layer="layout" svg:x1="19.125cm" svg:y1="3cm" svg:x2="21.3cm" svg:y2="4.2cm" draw:start-shape="id6" draw:start-glue-point="2" draw:end-shape="id7" svg:d="M19125 3000v600h2175v600">
          <text:p/>
        </draw:connector>
        <draw:connector draw:style-name="gr6" draw:text-style-name="P1" draw:layer="layout" svg:x1="24.55cm" svg:y1="3cm" svg:x2="21.3cm" svg:y2="4.2cm" draw:start-shape="id8" draw:start-glue-point="2" draw:end-shape="id7" svg:d="M24550 3000v600h-3250v600">
          <text:p/>
        </draw:connector>
        <draw:ellipse draw:style-name="gr5" draw:text-style-name="P3" xml:id="id11" draw:id="id11" draw:layer="layout" svg:width="3.1cm" svg:height="1cm" svg:x="1.8cm" svg:y="4cm">
          <text:p text:style-name="P3"><text:span text:style-name="T2">Axios</text:span></text:p>
        </draw:ellipse>
        <draw:ellipse draw:style-name="gr5" draw:text-style-name="P3" xml:id="id10" draw:id="id10" draw:layer="layout" svg:width="3.1cm" svg:height="1cm" svg:x="5.8cm" svg:y="4cm">
          <text:p text:style-name="P3"><text:span text:style-name="T2">Storage</text:span></text:p>
        </draw:ellipse>
        <draw:connector draw:style-name="gr6" draw:text-style-name="P1" draw:layer="layout" svg:x1="5.35cm" svg:y1="6cm" svg:x2="7.35cm" svg:y2="5cm" draw:start-shape="id9" draw:start-glue-point="0" draw:end-shape="id10" draw:end-glue-point="2" svg:d="M5350 6000v-500h2000v-500">
          <text:p/>
        </draw:connector>
        <draw:connector draw:style-name="gr6" draw:text-style-name="P1" draw:layer="layout" svg:x1="5.35cm" svg:y1="6cm" svg:x2="3.35cm" svg:y2="5cm" draw:start-shape="id9" draw:start-glue-point="0" draw:end-shape="id11" draw:end-glue-point="2" svg:d="M5350 6000v-500h-2000v-500">
          <text:p/>
        </draw:connector>
        <draw:connector draw:style-name="gr8" draw:text-style-name="P1" draw:layer="layout" draw:type="lines" svg:x1="13.65cm" svg:y1="14.1cm" svg:x2="13.55cm" svg:y2="12.4cm" draw:start-shape="id2" draw:start-glue-point="0" draw:end-shape="id12" draw:end-glue-point="2" svg:d="M13650 14100v-501l-100-698v-501">
          <text:p/>
        </draw:connector>
        <draw:connector draw:style-name="gr8" draw:text-style-name="P1" draw:layer="layout" draw:type="lines" svg:x1="21.3cm" svg:y1="5.9cm" svg:x2="13.55cm" svg:y2="8.8cm" draw:start-shape="id7" draw:start-glue-point="2" draw:end-shape="id12" draw:end-glue-point="0" svg:d="M21300 5900v501l-7750 1898v501">
          <text:p/>
        </draw:connector>
        <draw:connector draw:style-name="gr8" draw:text-style-name="P1" draw:layer="layout" draw:type="lines" svg:x1="8.3cm" svg:y1="6.85cm" svg:x2="13.55cm" svg:y2="8.8cm" draw:start-shape="id9" draw:end-shape="id12" draw:end-glue-point="0" svg:d="M8300 6850h501l4749 1449v501">
          <text:p/>
        </draw:connector>
      </draw:page>
      <draw:page draw:name="page3" draw:style-name="dp1" draw:master-page-name="Default">
        <draw:ellipse draw:style-name="gr2" draw:text-style-name="P4" xml:id="id26" draw:id="id26" draw:layer="layout" svg:width="9.3cm" svg:height="3.6cm" svg:x="8.6cm" svg:y="7.4cm">
          <text:p text:style-name="P4">Backend (Node.js)</text:p>
        </draw:ellipse>
        <draw:ellipse draw:style-name="gr4" draw:text-style-name="P1" xml:id="id13" draw:id="id13" draw:layer="layout" svg:width="5.9cm" svg:height="1.7cm" svg:x="2.1cm" svg:y="3.9cm">
          <text:p text:style-name="P1">JWT: Login</text:p>
        </draw:ellipse>
        <draw:ellipse draw:style-name="gr5" draw:text-style-name="P3" xml:id="id15" draw:id="id15" draw:layer="layout" svg:width="3.1cm" svg:height="1cm" svg:x="1.5cm" svg:y="1.9cm">
          <text:p text:style-name="P3"><text:span text:style-name="T2">Middleware</text:span></text:p>
        </draw:ellipse>
        <draw:ellipse draw:style-name="gr5" draw:text-style-name="P3" xml:id="id14" draw:id="id14" draw:layer="layout" svg:width="3.1cm" svg:height="1cm" svg:x="5.5cm" svg:y="1.9cm">
          <text:p text:style-name="P3"><text:span text:style-name="T2">Session</text:span></text:p>
        </draw:ellipse>
        <draw:connector draw:style-name="gr6" draw:text-style-name="P1" draw:layer="layout" svg:x1="5.05cm" svg:y1="3.9cm" svg:x2="7.05cm" svg:y2="2.9cm" draw:start-shape="id13" draw:start-glue-point="0" draw:end-shape="id14" draw:end-glue-point="2" svg:d="M5050 3900v-500h2000v-500">
          <text:p/>
        </draw:connector>
        <draw:connector draw:style-name="gr6" draw:text-style-name="P1" draw:layer="layout" svg:x1="5.05cm" svg:y1="3.9cm" svg:x2="3.05cm" svg:y2="2.9cm" draw:start-shape="id13" draw:start-glue-point="0" draw:end-shape="id15" draw:end-glue-point="2" svg:d="M5050 3900v-500h-2000v-500">
          <text:p/>
        </draw:connector>
        <draw:ellipse draw:style-name="gr4" draw:text-style-name="P1" xml:id="id20" draw:id="id20" draw:layer="layout" svg:width="5.9cm" svg:height="1.7cm" svg:x="2.6cm" svg:y="14.4cm">
          <text:p text:style-name="P1">REST API</text:p>
        </draw:ellipse>
        <draw:ellipse draw:style-name="gr4" draw:text-style-name="P1" xml:id="id17" draw:id="id17" draw:layer="layout" svg:width="5.9cm" svg:height="1.7cm" svg:x="18.9cm" svg:y="11cm">
          <text:p text:style-name="P1">DB</text:p>
        </draw:ellipse>
        <draw:ellipse draw:style-name="gr5" draw:text-style-name="P3" xml:id="id16" draw:id="id16" draw:layer="layout" svg:width="3.1cm" svg:height="1cm" svg:x="23.3cm" svg:y="9.1cm">
          <text:p text:style-name="P3"><text:span text:style-name="T2">MySQL</text:span></text:p>
        </draw:ellipse>
        <draw:ellipse draw:style-name="gr5" draw:text-style-name="P3" xml:id="id18" draw:id="id18" draw:layer="layout" svg:width="3.1cm" svg:height="1cm" svg:x="23cm" svg:y="13.7cm">
          <text:p text:style-name="P3"><text:span text:style-name="T2">ORM</text:span></text:p>
        </draw:ellipse>
        <draw:ellipse draw:style-name="gr5" draw:text-style-name="P3" xml:id="id22" draw:id="id22" draw:layer="layout" svg:width="3.1cm" svg:height="1cm" svg:x="1.9cm" svg:y="12.7cm">
          <text:p text:style-name="P3"><text:span text:style-name="T2">HTTP Verbs</text:span></text:p>
        </draw:ellipse>
        <draw:ellipse draw:style-name="gr5" draw:text-style-name="P3" xml:id="id19" draw:id="id19" draw:layer="layout" svg:width="3.1cm" svg:height="1cm" svg:x="2.1cm" svg:y="16.8cm">
          <text:p text:style-name="P3"><text:span text:style-name="T2">C.O.R.S.</text:span></text:p>
        </draw:ellipse>
        <draw:ellipse draw:style-name="gr5" draw:text-style-name="P3" xml:id="id21" draw:id="id21" draw:layer="layout" svg:width="3.6cm" svg:height="1.2cm" svg:x="6.1cm" svg:y="17cm">
          <text:p text:style-name="P3"><text:span text:style-name="T2">MVC </text:span></text:p>
          <text:p text:style-name="P3"><text:span text:style-name="T2">as reference</text:span></text:p>
        </draw:ellipse>
        <draw:ellipse draw:style-name="gr4" draw:text-style-name="P1" xml:id="id24" draw:id="id24" draw:layer="layout" svg:width="5.9cm" svg:height="1.7cm" svg:x="18.3cm" svg:y="3.4cm">
          <text:p text:style-name="P1">Linux</text:p>
        </draw:ellipse>
        <draw:ellipse draw:style-name="gr5" draw:text-style-name="P3" xml:id="id23" draw:id="id23" draw:layer="layout" svg:width="3.1cm" svg:height="1cm" svg:x="17cm" svg:y="1.8cm">
          <text:p text:style-name="P3"><text:span text:style-name="T2">Scripts</text:span></text:p>
        </draw:ellipse>
        <draw:ellipse draw:style-name="gr5" draw:text-style-name="P3" xml:id="id25" draw:id="id25" draw:layer="layout" svg:width="3.1cm" svg:height="1cm" svg:x="21.2cm" svg:y="1.6cm">
          <text:p text:style-name="P3"><text:span text:style-name="T2">File System</text:span></text:p>
        </draw:ellipse>
        <draw:ellipse draw:style-name="gr4" draw:text-style-name="P1" xml:id="id27" draw:id="id27" draw:layer="layout" svg:width="5.9cm" svg:height="1.7cm" svg:x="12.7cm" svg:y="14.4cm">
          <text:p text:style-name="P1">Express</text:p>
        </draw:ellipse>
        <draw:connector draw:style-name="gr6" draw:text-style-name="P1" draw:layer="layout" svg:x1="24.85cm" svg:y1="10.1cm" svg:x2="21.85cm" svg:y2="11cm" draw:start-shape="id16" draw:start-glue-point="2" draw:end-shape="id17" draw:end-glue-point="0" svg:d="M24850 10100v450h-3000v450">
          <text:p/>
        </draw:connector>
        <draw:connector draw:style-name="gr6" draw:text-style-name="P1" draw:layer="layout" svg:x1="24.55cm" svg:y1="13.7cm" svg:x2="21.85cm" svg:y2="12.7cm" draw:start-shape="id18" draw:start-glue-point="0" draw:end-shape="id17" draw:end-glue-point="2" svg:d="M24550 13700v-500h-2700v-500">
          <text:p/>
        </draw:connector>
        <draw:connector draw:style-name="gr6" draw:text-style-name="P1" draw:layer="layout" svg:x1="3.65cm" svg:y1="16.8cm" svg:x2="5.55cm" svg:y2="16.1cm" draw:start-shape="id19" draw:start-glue-point="0" draw:end-shape="id20" draw:end-glue-point="2" svg:d="M3650 16800v-350h1900v-350">
          <text:p/>
        </draw:connector>
        <draw:connector draw:style-name="gr6" draw:text-style-name="P1" draw:layer="layout" svg:x1="7.9cm" svg:y1="17cm" svg:x2="5.55cm" svg:y2="16.1cm" draw:start-shape="id21" draw:start-glue-point="0" draw:end-shape="id20" draw:end-glue-point="2" svg:d="M7900 17000v-450h-2350v-450">
          <text:p/>
        </draw:connector>
        <draw:connector draw:style-name="gr6" draw:text-style-name="P1" draw:layer="layout" draw:line-skew="-2.401cm 0.901cm" svg:x1="3.45cm" svg:y1="13.7cm" svg:x2="2.6cm" svg:y2="15.25cm" draw:start-shape="id22" draw:start-glue-point="2" draw:end-shape="id20" draw:end-glue-point="3" svg:d="M3450 13700v500h-1150v1050h300">
          <text:p/>
        </draw:connector>
        <draw:connector draw:style-name="gr6" draw:text-style-name="P1" draw:layer="layout" svg:x1="18.55cm" svg:y1="2.8cm" svg:x2="21.25cm" svg:y2="3.4cm" draw:start-shape="id23" draw:start-glue-point="2" draw:end-shape="id24" draw:end-glue-point="0" svg:d="M18550 2800v300h2700v300">
          <text:p/>
        </draw:connector>
        <draw:connector draw:style-name="gr6" draw:text-style-name="P1" draw:layer="layout" svg:x1="22.75cm" svg:y1="2.6cm" svg:x2="21.25cm" svg:y2="3.4cm" draw:start-shape="id25" draw:start-glue-point="2" draw:end-shape="id24" draw:end-glue-point="0" svg:d="M22750 2600v400h-1500v400">
          <text:p/>
        </draw:connector>
        <draw:connector draw:style-name="gr8" draw:text-style-name="P1" draw:layer="layout" svg:x1="21.25cm" svg:y1="5.1cm" svg:x2="13.25cm" svg:y2="7.4cm" draw:start-shape="id24" draw:start-glue-point="2" draw:end-shape="id26" draw:end-glue-point="0" svg:d="M21250 5100v1150h-8000v1150">
          <text:p/>
        </draw:connector>
        <draw:connector draw:style-name="gr8" draw:text-style-name="P1" draw:layer="layout" svg:x1="5.05cm" svg:y1="5.6cm" svg:x2="13.25cm" svg:y2="7.4cm" draw:start-shape="id13" draw:start-glue-point="2" draw:end-shape="id26" draw:end-glue-point="0" svg:d="M5050 5600v900h8200v900">
          <text:p/>
        </draw:connector>
        <draw:connector draw:style-name="gr8" draw:text-style-name="P1" draw:layer="layout" svg:x1="18.9cm" svg:y1="11.85cm" svg:x2="13.25cm" svg:y2="11cm" draw:start-shape="id17" draw:start-glue-point="3" draw:end-shape="id26" draw:end-glue-point="2" svg:d="M18900 11850h-5650v-850">
          <text:p/>
        </draw:connector>
        <draw:connector draw:style-name="gr8" draw:text-style-name="P1" draw:layer="layout" svg:x1="15.65cm" svg:y1="14.4cm" svg:x2="13.25cm" svg:y2="11cm" draw:start-shape="id27" draw:start-glue-point="0" draw:end-shape="id26" draw:end-glue-point="2" svg:d="M15650 14400v-1700h-2400v-1700">
          <text:p/>
        </draw:connector>
        <draw:connector draw:style-name="gr8" draw:text-style-name="P1" draw:layer="layout" svg:x1="5.55cm" svg:y1="14.4cm" svg:x2="13.25cm" svg:y2="11cm" draw:start-shape="id20" draw:start-glue-point="0" draw:end-shape="id26" draw:end-glue-point="2" svg:d="M5550 14400v-1700h7700v-1700">
          <text:p/>
        </draw:connector>
      </draw:page>
      <draw:page draw:name="page4" draw:style-name="dp1" draw:master-page-name="Default">
        <draw:frame draw:style-name="gr3" draw:text-style-name="P5" draw:layer="layout" svg:width="13.452cm" svg:height="0.962cm" svg:x="2.3cm" svg:y="2.1cm">
          <draw:text-box>
            <text:p text:style-name="P5"><text:span text:style-name="T1">What concepts do we need to understand?</text:span></text:p>
          </draw:text-box>
        </draw:frame>
        <draw:ellipse draw:style-name="gr1" draw:text-style-name="P1" draw:layer="layout" svg:width="9.3cm" svg:height="3.6cm" svg:x="2.3cm" svg:y="4.1cm">
          <text:p text:style-name="P1">Frontend (React.js)</text:p>
        </draw:ellipse>
        <draw:ellipse draw:style-name="gr2" draw:text-style-name="P1" draw:layer="layout" svg:width="9.3cm" svg:height="3.6cm" svg:x="16.6cm" svg:y="4cm">
          <text:p text:style-name="P1">Backend (Node.js)</text:p>
        </draw:ellipse>
        <draw:frame draw:style-name="gr3" draw:layer="layout" svg:width="6.854cm" svg:height="9.494cm" svg:x="2.5cm" svg:y="9cm">
          <draw:text-box>
            <text:list text:style-name="L1">
              <text:list-item>
                <text:p><text:span text:style-name="T1">JavaScript</text:span></text:p>
                <text:list>
                  <text:list-item>
                    <text:p>ES5</text:p>
                  </text:list-item>
                  <text:list-item>
                    <text:p>ES6</text:p>
                  </text:list-item>
                </text:list>
              </text:list-item>
              <text:list-item>
                <text:p><text:span text:style-name="T1">Boostrap</text:span></text:p>
                <text:list>
                  <text:list-item>
                    <text:p>HTML</text:p>
                  </text:list-item>
                  <text:list-item>
                    <text:p>CSS</text:p>
                  </text:list-item>
                  <text:list-item>
                    <text:p>ES6</text:p>
                  </text:list-item>
                  <text:list-item>
                    <text:p>React Bootstrap</text:p>
                  </text:list-item>
                </text:list>
              </text:list-item>
              <text:list-item>
                <text:p>Auth by tokens</text:p>
                <text:list>
                  <text:list-item>
                    <text:p>JWT</text:p>
                  </text:list-item>
                  <text:list-item>
                    <text:p>Javascript storage</text:p>
                  </text:list-item>
                  <text:list-item>
                    <text:p>Sessions</text:p>
                  </text:list-item>
                </text:list>
              </text:list-item>
              <text:list-item>
                <text:p><text:span text:style-name="T3">React.js</text:span></text:p>
              </text:list-item>
            </text:list>
          </draw:text-box>
        </draw:frame>
        <draw:frame draw:style-name="gr3" draw:layer="layout" svg:width="7.349cm" svg:height="9.494cm" svg:x="17.371cm" svg:y="9cm">
          <draw:text-box>
            <text:list text:style-name="L1">
              <text:list-item>
                <text:p><text:span text:style-name="T1">MySQL</text:span></text:p>
              </text:list-item>
              <text:list-item>
                <text:p><text:span text:style-name="T1">Server applications</text:span></text:p>
              </text:list-item>
              <text:list-item>
                <text:p><text:span text:style-name="T1">REST API</text:span></text:p>
                <text:list>
                  <text:list-item>
                    <text:p><text:span text:style-name="T4">HTTP Verbs</text:span></text:p>
                  </text:list-item>
                  <text:list-item>
                    <text:p><text:span text:style-name="T4">MVC Architecture</text:span></text:p>
                  </text:list-item>
                  <text:list-item>
                    <text:p><text:span text:style-name="T4">Application layers</text:span></text:p>
                  </text:list-item>
                </text:list>
              </text:list-item>
              <text:list-item>
                <text:p><text:span text:style-name="T1">C.O.R.S</text:span></text:p>
                <text:list>
                  <text:list-item>
                    <text:p><text:span text:style-name="T4">CSRF</text:span></text:p>
                  </text:list-item>
                </text:list>
              </text:list-item>
              <text:list-item>
                <text:p><text:span text:style-name="T1">CRUD</text:span></text:p>
              </text:list-item>
              <text:list-item>
                <text:p><text:span text:style-name="T1">ORM</text:span></text:p>
                <text:list>
                  <text:list-item>
                    <text:p><text:span text:style-name="T4">Waterline/Sequelize</text:span></text:p>
                  </text:list-item>
                </text:list>
              </text:list-item>
              <text:list-item>
                <text:p><text:span text:style-name="T1">Sessions</text:span></text:p>
              </text:list-item>
              <text:list-item>
                <text:p><text:span text:style-name="T5">Node.js</text:span></text:p>
              </text:list-item>
            </text:list>
          </draw:text-box>
        </draw:frame>
        <draw:frame draw:style-name="gr3" draw:layer="layout" svg:width="2.795cm" svg:height="1.673cm" svg:x="11.575cm" svg:y="9.027cm">
          <draw:text-box>
            <text:list text:style-name="L1">
              <text:list-item>
                <text:p><text:span text:style-name="T1">Linux</text:span></text:p>
              </text:list-item>
              <text:list-item>
                <text:p><text:span text:style-name="T1">GIT</text:span></text:p>
              </text:list-item>
            </text:list>
          </draw:text-box>
        </draw:frame>
      </draw:page>
      <draw:page draw:name="page5" draw:style-name="dp1" draw:master-page-name="Default">
        <draw:frame draw:style-name="gr3" draw:text-style-name="P6" draw:layer="layout" svg:width="5.866cm" svg:height="0.962cm" svg:x="2.3cm" svg:y="2.1cm">
          <draw:text-box>
            <text:p text:style-name="P6"><text:span text:style-name="T1">Estimated road to</text:span></text:p>
          </draw:text-box>
        </draw:frame>
        <draw:rect draw:style-name="gr9" draw:text-style-name="P3" draw:layer="layout" svg:width="4.8cm" svg:height="1cm" svg:x="1.533cm" svg:y="3.7cm">
          <text:p text:style-name="P3">ES5</text:p>
        </draw:rect>
        <draw:rect draw:style-name="gr9" draw:text-style-name="P3" draw:layer="layout" svg:width="4.8cm" svg:height="1cm" svg:x="3.9cm" svg:y="6.569cm">
          <text:p text:style-name="P3">ES6</text:p>
        </draw:rect>
        <draw:rect draw:style-name="gr9" draw:text-style-name="P3" draw:layer="layout" svg:width="4.8cm" svg:height="1cm" svg:x="1.5cm" svg:y="9.469cm">
          <text:p text:style-name="P3">HTML/CSS</text:p>
        </draw:rect>
        <draw:rect draw:style-name="gr9" draw:text-style-name="P3" draw:layer="layout" svg:width="4.8cm" svg:height="1cm" svg:x="6.3cm" svg:y="8cm">
          <text:p text:style-name="P3">Bootstrap</text:p>
        </draw:rect>
        <draw:rect draw:style-name="gr9" draw:text-style-name="P3" draw:layer="layout" svg:width="4.8cm" svg:height="1cm" svg:x="20.7cm" svg:y="3.7cm">
          <text:p text:style-name="P3">React</text:p>
        </draw:rect>
        <draw:rect draw:style-name="gr9" draw:text-style-name="P3" draw:layer="layout" svg:width="4.8cm" svg:height="1cm" svg:x="8.7cm" svg:y="5.2cm">
          <text:p text:style-name="P3">JWT</text:p>
        </draw:rect>
        <draw:rect draw:style-name="gr9" draw:text-style-name="P3" draw:layer="layout" svg:width="4.8cm" svg:height="1cm" svg:x="8.7cm" svg:y="3.7cm">
          <text:p text:style-name="P3">JSON</text:p>
        </draw:rect>
        <draw:rect draw:style-name="gr9" draw:text-style-name="P3" draw:layer="layout" svg:width="4.8cm" svg:height="1cm" svg:x="1.5cm" svg:y="12.369cm">
          <text:p text:style-name="P3">MySQL</text:p>
        </draw:rect>
        <draw:rect draw:style-name="gr9" draw:text-style-name="P3" draw:layer="layout" svg:width="4.8cm" svg:height="1cm" svg:x="1.5cm" svg:y="15.269cm">
          <text:p text:style-name="P3">Linux</text:p>
        </draw:rect>
        <draw:rect draw:style-name="gr9" draw:text-style-name="P3" draw:layer="layout" svg:width="4.8cm" svg:height="1cm" svg:x="1.5cm" svg:y="18.169cm">
          <text:p text:style-name="P3">GIT</text:p>
        </draw:rect>
        <draw:rect draw:style-name="gr9" draw:text-style-name="P3" draw:layer="layout" svg:width="4.8cm" svg:height="1cm" svg:x="15.9cm" svg:y="10.9cm">
          <text:p text:style-name="P3">MVC</text:p>
        </draw:rect>
        <draw:rect draw:style-name="gr9" draw:text-style-name="P3" draw:layer="layout" svg:width="4.8cm" svg:height="1cm" svg:x="17.3cm" svg:y="13.8cm">
          <text:p text:style-name="P3">REST API</text:p>
        </draw:rect>
        <draw:rect draw:style-name="gr9" draw:text-style-name="P3" draw:layer="layout" svg:width="4.8cm" svg:height="1cm" svg:x="22.1cm" svg:y="5.5cm">
          <text:p text:style-name="P3">React-Bootstrap</text:p>
        </draw:rect>
        <draw:rect draw:style-name="gr9" draw:text-style-name="P3" draw:layer="layout" svg:width="4.8cm" svg:height="1cm" svg:x="6.3cm" svg:y="10.9cm">
          <text:p text:style-name="P3">CRUD</text:p>
        </draw:rect>
        <draw:rect draw:style-name="gr9" draw:text-style-name="P3" draw:layer="layout" svg:width="4.8cm" svg:height="1cm" svg:x="6.3cm" svg:y="13.8cm">
          <text:p text:style-name="P3">ORM</text:p>
        </draw:rect>
        <draw:rect draw:style-name="gr9" draw:text-style-name="P3" draw:layer="layout" svg:width="4.8cm" svg:height="1cm" svg:x="8.7cm" svg:y="16.6cm">
          <text:p text:style-name="P3">WATERLINE</text:p>
        </draw:rect>
        <draw:rect draw:style-name="gr9" draw:text-style-name="P3" draw:layer="layout" svg:width="4.8cm" svg:height="1cm" svg:x="11.1cm" svg:y="15.2cm">
          <text:p text:style-name="P3">SESSIONS</text:p>
        </draw:rect>
        <draw:rect draw:style-name="gr9" draw:text-style-name="P3" draw:layer="layout" svg:width="4.8cm" svg:height="1cm" svg:x="20.7cm" svg:y="9.5cm">
          <text:p text:style-name="P3">App servers</text:p>
        </draw:rect>
        <draw:rect draw:style-name="gr9" draw:text-style-name="P3" draw:layer="layout" svg:width="4.8cm" svg:height="1cm" svg:x="13.5cm" svg:y="9.5cm">
          <text:p text:style-name="P3">HTTP Verbs</text:p>
        </draw:rect>
        <draw:rect draw:style-name="gr9" draw:text-style-name="P3" draw:layer="layout" svg:width="4.8cm" svg:height="1cm" svg:x="11.1cm" svg:y="6.6cm">
          <text:p text:style-name="P3">HTTP Requests</text:p>
        </draw:rect>
        <draw:rect draw:style-name="gr9" draw:text-style-name="P3" draw:layer="layout" svg:width="4.8cm" svg:height="1cm" svg:x="20.7cm" svg:y="15.2cm">
          <text:p text:style-name="P3">Node.js</text:p>
        </draw:rect>
        <draw:custom-shape draw:style-name="gr10" draw:text-style-name="P1" draw:layer="layout" svg:width="21.9cm" svg:height="0.9cm" svg:x="2.9cm" svg:y="19.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1.912cm" svg:height="0.962cm" svg:x="24.9cm" svg:y="19.338cm">
          <draw:text-box>
            <text:p>Ti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Azamar</meta:initial-creator>
    <meta:creation-date>2019-11-02T23:21:47</meta:creation-date>
    <dc:date>2019-11-03T10:57:44</dc:date>
    <dc:creator>Daniel Azamar</dc:creator>
    <meta:editing-duration>PT11H36M9S</meta:editing-duration>
    <meta:editing-cycles>210</meta:editing-cycles>
    <meta:generator>OpenOffice/4.1.5$Unix OpenOffice.org_project/415m1$Build-9789</meta:generator>
    <meta:document-statistic meta:object-count="86"/>
  </office:meta>
</office:document-meta>
</file>